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8pt" fo:language="de" fo:country="DE" officeooo:rsid="000bb69f" officeooo:paragraph-rsid="000bb69f" style:font-size-asian="8pt" style:font-size-complex="8pt"/>
    </style:style>
    <style:style style:name="P2" style:family="paragraph" style:parent-style-name="Footer">
      <style:text-properties fo:font-size="8pt" fo:language="de" fo:country="DE" officeooo:rsid="000bb69f" officeooo:paragraph-rsid="000bb69f" style:font-size-asian="8pt" style:font-size-complex="8pt"/>
    </style:style>
    <style:style style:name="P3" style:family="paragraph" style:parent-style-name="Standard">
      <style:text-properties style:font-name="Arial" fo:font-size="14pt" fo:language="de" fo:country="DE" style:font-size-asian="14pt" style:font-size-complex="14pt"/>
    </style:style>
    <style:style style:name="P4" style:family="paragraph" style:parent-style-name="Standard">
      <style:text-properties style:font-name="Arial" fo:font-size="14pt" fo:language="de" fo:country="DE" officeooo:rsid="000a448b" officeooo:paragraph-rsid="000a448b" style:font-size-asian="14pt" style:font-size-complex="14pt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 style:master-page-name="First_20_Page">
      <style:paragraph-properties style:page-number="auto"/>
      <style:text-properties style:font-name="Arial" fo:font-size="14pt" fo:language="de" fo:country="DE" officeooo:rsid="000a448b" officeooo:paragraph-rsid="000a448b" style:font-size-asian="14pt" style:font-size-complex="14pt"/>
    </style:style>
    <style:style style:name="P7" style:family="paragraph" style:parent-style-name="Standard">
      <style:text-properties officeooo:rsid="001729c3" officeooo:paragraph-rsid="001729c3"/>
    </style:style>
    <style:style style:name="P8" style:family="paragraph" style:parent-style-name="Standard">
      <style:text-properties style:font-name="Arial" fo:font-size="14pt" fo:language="de" fo:country="DE" style:font-size-asian="14pt" style:font-size-complex="14pt"/>
    </style:style>
    <style:style style:name="P9" style:family="paragraph" style:parent-style-name="Standard">
      <style:text-properties style:font-name="Arial" fo:font-size="14pt" fo:language="de" fo:country="DE" officeooo:rsid="001b054a" officeooo:paragraph-rsid="001b054a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32pt" fo:language="de" fo:country="DE" officeooo:rsid="001b054a" officeooo:paragraph-rsid="001b054a" style:font-size-asian="32pt" style:font-size-complex="32pt"/>
    </style:style>
    <style:style style:name="P11" style:family="paragraph" style:parent-style-name="Heading_20_1">
      <style:text-properties officeooo:rsid="001729c3" officeooo:paragraph-rsid="001729c3"/>
    </style:style>
    <style:style style:name="T1" style:family="text">
      <style:text-properties style:use-window-font-color="true" style:text-underline-style="none"/>
    </style:style>
    <style:style style:name="T2" style:family="text">
      <style:text-properties officeooo:rsid="001b054a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a xlink:type="simple" xlink:href="http://www.haw-hamburg.de/"><text:span text:style-name="T1">Hochschule für Angewandte Wissenschaften Hamburg</text:span></text:a></text:p>
      <text:p text:style-name="P4"><text:a xlink:type="simple" xlink:href="http://www.haw-hamburg.de/nc/dmi.html"><text:span text:style-name="T1">Fakultät Design, Medien und Information</text:span></text:a></text:p>
      <text:p text:style-name="P4"><text:a xlink:type="simple" xlink:href="http://www.haw-hamburg.de/nc/medientechnik.html"><text:span text:style-name="T1">Department Medientechnik</text:span></text:a></text:p>
      <text:p text:style-name="P4"><text:a xlink:type="simple" xlink:href="http://www.haw-hamburg.de/medientechnik/studiengaenge/media-systems.html"><text:span text:style-name="T1">Studiengang Media Systems</text:span></text:a></text:p>
      <text:p text:style-name="P9">Mobile Systeme</text:p>
      <text:p text:style-name="P4"><text:span text:style-name="T2">So</text:span>Se 2014</text:p>
      <text:p text:style-name="P4">Dozent: Prof. Dr. <text:span text:style-name="T2">Andreas Plaß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Dokumentation zu</text:p>
      <text:p text:style-name="P10">„Sind wir schon da?“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r<text:tab/>:<text:tab/><text:tab/><text:tab/>Robin Christopher Ladiges</text:p>
      <text:p text:style-name="P4">Matrikelnummer:<text:tab/><text:tab/>1978865</text:p>
      <text:p text:style-name="P4">Abgabedatum:<text:tab/><text:tab/>20<text:span text:style-name="T2">14</text:span>-<text:span text:style-name="T2">06-29</text:span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Contents_20_Heading"><text:soft-page-break/>Inhaltsverzeichnis</text:p>
          </text:index-title>
          <text:p text:style-name="P5"><text:a xlink:type="simple" xlink:href="#__RefHeading__1813_910492913" text:style-name="Index_20_Link" text:visited-style-name="Index_20_Link">1. <text:s/>Einleitung<text:tab/>2</text:a></text:p>
        </text:index-body>
      </text:table-of-content>
      <text:p text:style-name="Standard"/>
      <text:h text:style-name="P11" text:outline-level="1"><text:bookmark-start text:name="__RefHeading__1813_910492913"/>1.<text:tab/><text:tab/>Einleitung<text:bookmark-end text:name="__RefHeading__1813_910492913"/></text:h>
      <text:p text:style-name="P7">Tex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fo:language="de" fo:country="DE" officeooo:rsid="000bb69f" officeooo:paragraph-rsid="000bb69f" style:font-size-asian="8pt" style:font-size-complex="8pt"/>
    </style:style>
    <style:style style:name="MP2" style:family="paragraph" style:parent-style-name="Footer">
      <style:text-properties fo:font-size="8pt" fo:language="de" fo:country="DE" officeooo:rsid="000bb69f" officeooo:paragraph-rsid="000bb69f" style:font-size-asian="8pt" style:font-size-complex="8pt"/>
    </style:style>
    <style:style style:name="MT1" style:family="text">
      <style:text-properties officeooo:rsid="001b054a"/>
    </style:style>
    <style:style style:name="MT2" style:family="text">
      <style:text-properties style:use-window-font-color="true"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obin Christopher Ladiges<text:tab/><text:span text:style-name="MT1">Mobile Systeme</text:span><text:tab/><text:span text:style-name="MT1">2014</text:span>-<text:span text:style-name="MT1">06</text:span>-<text:span text:style-name="MT1">29</text:span></text:p>
        <text:p text:style-name="MP1">Matrikel-Nr.: 1978865<text:tab/>„<text:span text:style-name="MT1">Sind wir schon da?“ Dokumentation</text:span><text:tab/></text:p>
      </style:header>
      <style:footer>
        <text:p text:style-name="MP2"><text:a xlink:type="simple" xlink:href="http://www.haw-hamburg.de/"><text:span text:style-name="MT2">Hochschule für Angewandte Wissenschaften Hamburg</text:span></text:a>, <text:a xlink:type="simple" xlink:href="http://www.haw-hamburg.de/nc/medientechnik.html"><text:span text:style-name="MT2">Department Medientechnik</text:span></text:a>, <text:a xlink:type="simple" xlink:href="http://www.haw-hamburg.de/medientechnik/studiengaenge/media-systems.html"><text:span text:style-name="MT2">Media Systems</text:span></text:a><text:tab/>Seite <text:page-number text:select-page="current">2</text:page-number> von 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4S</meta:editing-duration>
    <meta:editing-cycles>20</meta:editing-cycles>
    <meta:generator>LibreOffice/4.2.1.1$Windows_x86 LibreOffice_project/d7dbbd7842e6a58b0f521599204e827654e1fb8b</meta:generator>
    <dc:date>2014-06-28T04:26:59.345000000</dc:date>
    <dc:creator>Robin Christopher Ladiges</dc:creator>
    <meta:document-statistic meta:table-count="0" meta:image-count="0" meta:object-count="0" meta:page-count="2" meta:paragraph-count="19" meta:word-count="72" meta:character-count="571" meta:non-whitespace-character-count="511"/>
    <meta:user-defined meta:name="Info 1"/>
    <meta:user-defined meta:name="Info 2"/>
    <meta:user-defined meta:name="Info 3"/>
    <meta:user-defined meta:name="Info 4"/>
  </office:meta>
</office:document-meta>
</file>